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2382" officeooo:paragraph-rsid="00132382"/>
    </style:style>
    <style:style style:name="P2" style:family="paragraph" style:parent-style-name="Standard">
      <style:text-properties officeooo:rsid="00132382" officeooo:paragraph-rsid="0014a6b4"/>
    </style:style>
    <style:style style:name="P3" style:family="paragraph" style:parent-style-name="Standard">
      <style:paragraph-properties fo:text-align="start" style:justify-single-word="false"/>
      <style:text-properties officeooo:rsid="00132382" officeooo:paragraph-rsid="00132382"/>
    </style:style>
    <style:style style:name="P4" style:family="paragraph" style:parent-style-name="Standard">
      <style:text-properties officeooo:rsid="00134a15" officeooo:paragraph-rsid="00134a15"/>
    </style:style>
    <style:style style:name="P5" style:family="paragraph" style:parent-style-name="Standard">
      <style:text-properties fo:font-size="13pt" fo:font-weight="bold" officeooo:rsid="00132382" officeooo:paragraph-rsid="00132382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167445" officeooo:paragraph-rsid="00167445" style:font-size-asian="13pt" style:font-weight-asian="bold" style:font-size-complex="13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32382" officeooo:paragraph-rsid="0014a6b4"/>
    </style:style>
    <style:style style:name="P8" style:family="paragraph" style:parent-style-name="Standard">
      <style:text-properties officeooo:rsid="00167445" officeooo:paragraph-rsid="00167445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67445" officeooo:paragraph-rsid="0016744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2pt" style:text-underline-style="none" fo:font-weight="normal" officeooo:rsid="00167445" officeooo:paragraph-rsid="0016744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style:font-name="Roboto" fo:letter-spacing="normal" fo:font-style="normal" officeooo:paragraph-rsid="00167445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style:font-name="Roboto" fo:font-size="12pt" fo:letter-spacing="normal" fo:font-style="normal" fo:font-weight="bold" officeooo:rsid="00167445" officeooo:paragraph-rsid="0018ce0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style:font-name="Roboto" fo:font-size="12pt" fo:letter-spacing="normal" fo:font-style="normal" officeooo:paragraph-rsid="0018ce0a" style:font-size-asian="12pt" style:font-size-complex="12pt"/>
    </style:style>
    <style:style style:name="P14" style:family="paragraph" style:parent-style-name="Standard">
      <style:text-properties fo:font-variant="normal" fo:text-transform="none" fo:color="#ff3333" style:font-name="Liberation Serif" fo:font-size="13pt" fo:letter-spacing="normal" fo:font-style="normal" style:text-underline-style="solid" style:text-underline-width="auto" style:text-underline-color="font-color" fo:font-weight="bold" officeooo:rsid="0018ce0a" officeooo:paragraph-rsid="0018ce0a" style:font-size-asian="13pt" style:font-weight-asian="bold" style:font-size-complex="13pt" style:font-weight-complex="bold"/>
    </style:style>
    <style:style style:name="P15" style:family="paragraph" style:parent-style-name="Standard">
      <style:text-properties fo:font-variant="normal" fo:text-transform="none" fo:color="#ff3333" style:font-name="Liberation Serif" fo:font-size="12pt" fo:letter-spacing="normal" fo:font-style="normal" style:text-underline-style="none" fo:font-weight="normal" officeooo:rsid="0018ce0a" officeooo:paragraph-rsid="0018ce0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20pt" fo:font-weight="bold" officeooo:rsid="00167445" officeooo:paragraph-rsid="00167445" style:font-size-asian="20pt" style:font-weight-asian="bold" style:font-size-complex="20pt" style:font-weight-complex="bold"/>
    </style:style>
    <style:style style:name="P17" style:family="paragraph" style:parent-style-name="Standard">
      <style:text-properties officeooo:rsid="00134a15" officeooo:paragraph-rsid="0019c110"/>
    </style:style>
    <style:style style:name="T1" style:family="text">
      <style:text-properties officeooo:rsid="00132382"/>
    </style:style>
    <style:style style:name="T2" style:family="text">
      <style:text-properties officeooo:rsid="00134a15"/>
    </style:style>
    <style:style style:name="T3" style:family="text">
      <style:text-properties officeooo:rsid="0014a6b4"/>
    </style:style>
    <style:style style:name="T4" style:family="text">
      <style:text-properties style:text-underline-style="solid" style:text-underline-width="auto" style:text-underline-color="font-color" officeooo:rsid="00132382"/>
    </style:style>
    <style:style style:name="T5" style:family="text">
      <style:text-properties style:text-underline-style="solid" style:text-underline-width="auto" style:text-underline-color="font-color" fo:font-weight="bold" officeooo:rsid="00132382" style:font-weight-asian="bold" style:font-weight-complex="bold"/>
    </style:style>
    <style:style style:name="T6" style:family="text">
      <style:text-properties officeooo:rsid="0019c11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9c11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238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t 1</text:p>
      <text:p text:style-name="P16"/>
      <text:p text:style-name="P14">Demande :</text:p>
      <text:p text:style-name="P15"><text:s/>je pris de m’accorder un temps supplémentaire pour fini mon projet car je n’est pas pu finir la totalité des fonctionnalités après <text:s/>avoir eu beaucoup de difficultés pour avancer.</text:p>
      <text:p text:style-name="P12"/>
      <text:p text:style-name="P9"/>
      <text:p text:style-name="P5">Mon projet forum permet d’effectuer les fonctionnalités suivante<text:span text:style-name="T3">s</text:span> :</text:p>
      <text:p text:style-name="P3">- <text:span text:style-name="T3">A</text:span>fficher la liste des questions</text:p>
      <text:p text:style-name="P3">-Ajouter une nouvelle question</text:p>
      <text:p text:style-name="P3">-Afficher les réponses d’une question</text:p>
      <text:p text:style-name="P3">-Répondre a une question</text:p>
      <text:p text:style-name="P3">- Supprimer une question</text:p>
      <text:p text:style-name="P3">-Faire une recherche d’une question dans la page des questions</text:p>
      <text:p text:style-name="P3">-Faire une recherche d’une réponse dans la liste des réponses</text:p>
      <text:p text:style-name="P3"/>
      <text:p text:style-name="P5">Mon projet se compose de deux parties :</text:p>
      <text:p text:style-name="P7"><text:s/><text:span text:style-name="T9">-Une partie serveur</text:span><text:span text:style-name="T7"> </text:span><text:span text:style-name="T8">sous /var/www/html/</text:span></text:p>
      <text:p text:style-name="P2"><text:span text:style-name="T2">avec</text:span> slimframwork3<text:span text:style-name="T3">( </text:span><text:a xlink:type="simple" xlink:href="https://www.slimframework.com/docs/v3/start/installation.html" text:style-name="Internet_20_link" text:visited-style-name="Visited_20_Internet_20_Link"><text:span text:style-name="T3">https://www.slimframework.com/docs/v3/start/installation.html</text:span></text:a><text:span text:style-name="T3"> )</text:span>,</text:p>
      <text:p text:style-name="P4">pour la partie serveur j’ai installer appache2,Mysql et phpmyadmin pour la base de donnée</text:p>
      <text:p text:style-name="P4">j’ai crée sous le dossier etc/apache2/sites-available un dossier projet.conf pour configurer mon chemin pour apache comme ceci </text:p>
      <text:p text:style-name="P4">&lt;VirtualHost *:80&gt;</text:p>
      <text:p text:style-name="P4"><text:tab/>DocumentRoot "/var/www/html/serveur/public/index.php/"</text:p>
      <text:p text:style-name="P4"><text:tab/>ServerName forum</text:p>
      <text:p text:style-name="P4">&lt;/VirtualHost&gt;</text:p>
      <text:p text:style-name="P4">Aussi j’ai crée une aliace de localhost que j’ai appelé ‘forum’ dans le ficher etc/hosts</text:p>
      <text:p text:style-name="P4">//<text:span text:style-name="T3">pour afficher la liste des questions en json sur le navigateur il faut taper ‘forum/api/questions’</text:span></text:p>
      <text:p text:style-name="P4"/>
      <text:p text:style-name="P17"><text:span text:style-name="T1"><text:s/></text:span><text:span text:style-name="T10">-</text:span><text:span text:style-name="T5">Une partie client</text:span><text:span text:style-name="T10"> </text:span><text:span text:style-name="T1">avec angularjs</text:span><text:span text:style-name="T8">sous sous /var/www/html/</text:span></text:p>
      <text:p text:style-name="P4"/>
      <text:p text:style-name="P6">Particularité :</text:p>
      <text:p text:style-name="P10">j’ai installer une extension sur chrome pour éviter les problème de cross-origin :</text:p>
      <text:p text:style-name="P11"><text:bookmark text:name="name"/>Allow-Control-Allow-Origin: *</text:p>
      <text:p text:style-name="P11"/>
      <text:p text:style-name="P13"/>
      <text:p text:style-name="P11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25:51.826836855</meta:creation-date>
    <dc:date>2018-03-27T22:19:25.839861491</dc:date>
    <meta:editing-duration>PT21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94" meta:character-count="1389" meta:non-whitespace-character-count="1214"/>
  </office:meta>
</office:document-meta>
</file>